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9d4" officeooo:paragraph-rsid="00052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lso another file lik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34:03.495982022</meta:creation-date>
    <dc:date>2019-07-26T16:34:51.190142735</dc:date>
    <meta:editing-duration>PT48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5.1.6.2$Linux_X86_64 LibreOffice_project/10m0$Build-2</meta:generator>
  </office:meta>
</office:document-meta>
</file>